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CB000000767125A9F69D91A30D.jpg" manifest:media-type="image/jpeg"/>
  <manifest:file-entry manifest:full-path="Pictures/1000020100000184000000A7D23E421A24C9795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8cm, 2.529cm, 0.682cm, 8.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53cm, 0cm, 0.792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cm" fo:min-width="0.4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.045cm, 0.063cm, 4.16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6cm, 0.045cm, 0.063cm, 4.176cm)" draw:image-opacity="100%" style:mirror="horizontal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fill-color="#729fcf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textarea-horizontal-align="justify" draw:textarea-vertical-align="middle" draw:auto-grow-height="false" fo:min-height="1.419cm" fo:min-width="1.908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0.9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804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6cm, 0.045cm, 0.063cm, 4.176cm)" draw:image-opacity="100%" style:mirror="horizontal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419cm" fo:min-width="2.5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.799cm" svg:height="1.8cm" draw:transform="rotate (-2.07781447449925) translate (9.1cm 14.627cm)">
          <draw:image xlink:href="Pictures/1000020100000184000000A7D23E421A24C97953.png" xlink:type="simple" xlink:show="embed" xlink:actuate="onLoad" loext:mime-type="image/png">
            <text:p/>
          </draw:image>
        </draw:frame>
        <draw:frame draw:style-name="gr1" draw:text-style-name="P1" draw:layer="measurelines" svg:width="1.799cm" svg:height="1.8cm" draw:transform="rotate (-2.07781447449925) translate (7.1cm 14.627cm)">
          <draw:image xlink:href="Pictures/1000020100000184000000A7D23E421A24C97953.png" xlink:type="simple" xlink:show="embed" xlink:actuate="onLoad" loext:mime-type="image/png">
            <text:p/>
          </draw:image>
        </draw:frame>
        <draw:frame draw:style-name="gr1" draw:text-style-name="P1" draw:layer="measurelines" svg:width="1.799cm" svg:height="1.8cm" draw:transform="rotate (1.02311200751908) translate (14.636cm 14.973cm)">
          <draw:image xlink:href="Pictures/1000020100000184000000A7D23E421A24C97953.png" xlink:type="simple" xlink:show="embed" xlink:actuate="onLoad" loext:mime-type="image/png">
            <text:p/>
          </draw:image>
        </draw:frame>
        <draw:frame draw:style-name="gr2" draw:text-style-name="P1" draw:layer="layout" svg:width="3.899cm" svg:height="4.162cm" svg:x="7.274cm" svg:y="11.663cm">
          <draw:image xlink:href="Pictures/10000000000000CB000000767125A9F69D91A30D.jpg" xlink:type="simple" xlink:show="embed" xlink:actuate="onLoad" loext:mime-type="image/jpeg">
            <text:p/>
          </draw:image>
        </draw:frame>
        <draw:custom-shape draw:style-name="gr3" draw:text-style-name="P2" draw:layer="layout" svg:width="1.4cm" svg:height="1.2cm" svg:x="11.074cm" svg:y="1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.537cm" svg:height="2.154cm" draw:transform="rotate (1.10706234454) translate (10.468cm 15.215cm)">
          <draw:image xlink:href="Pictures/10000000000000CB000000767125A9F69D91A30D.jpg" xlink:type="simple" xlink:show="embed" xlink:actuate="onLoad" loext:mime-type="image/jpeg">
            <text:p/>
          </draw:image>
        </draw:frame>
        <draw:frame draw:style-name="gr4" draw:text-style-name="P1" draw:layer="layout" svg:width="1.537cm" svg:height="2.154cm" draw:transform="rotate (-0.760963553869529) translate (10.56cm 13.4cm)">
          <draw:image xlink:href="Pictures/10000000000000CB000000767125A9F69D91A30D.jpg" xlink:type="simple" xlink:show="embed" xlink:actuate="onLoad" loext:mime-type="image/jpeg">
            <text:p/>
          </draw:image>
        </draw:frame>
        <draw:frame draw:style-name="gr5" draw:text-style-name="P1" draw:layer="layout" svg:width="1.527cm" svg:height="2.039cm" draw:transform="rotate (-1.1074114103904) translate (6.991cm 13.893cm)">
          <draw:image xlink:href="Pictures/10000000000000CB000000767125A9F69D91A30D.jpg" xlink:type="simple" xlink:show="embed" xlink:actuate="onLoad" loext:mime-type="image/jpeg">
            <text:p/>
          </draw:image>
        </draw:frame>
        <draw:line draw:style-name="gr6" draw:text-style-name="P3" draw:layer="measurelines" svg:x1="4.8cm" svg:y1="15.9cm" svg:x2="16.7cm" svg:y2="15.9cm">
          <text:p/>
        </draw:line>
        <draw:custom-shape draw:style-name="gr7" draw:text-style-name="P4" draw:layer="layout" svg:width="3.5cm" svg:height="3.08cm" svg:x="16.674cm" svg:y="12.828cm">
          <text:p/>
          <draw:enhanced-geometry svg:viewBox="0 0 21600 21600" draw:text-areas="0 ?f0 ?f5 ?f2" draw:type="right-arrow" draw:modifiers="9161.95372750643 4949.561830574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1" draw:text-style-name="P1" draw:layer="measurelines" svg:width="1.799cm" svg:height="1.8cm" draw:transform="rotate (-2.07781447449925) translate (4.9cm 14.627cm)">
          <draw:image xlink:href="Pictures/1000020100000184000000A7D23E421A24C97953.png" xlink:type="simple" xlink:show="embed" xlink:actuate="onLoad" loext:mime-type="image/png">
            <text:p/>
          </draw:image>
        </draw:frame>
        <draw:frame draw:style-name="gr1" draw:text-style-name="P1" draw:layer="measurelines" svg:width="1.799cm" svg:height="1.8cm" draw:transform="rotate (-2.07781447449925) translate (2.9cm 14.627cm)">
          <draw:image xlink:href="Pictures/1000020100000184000000A7D23E421A24C97953.png" xlink:type="simple" xlink:show="embed" xlink:actuate="onLoad" loext:mime-type="image/png">
            <text:p/>
          </draw:image>
        </draw:frame>
        <draw:frame draw:style-name="gr1" draw:text-style-name="P1" draw:layer="measurelines" svg:width="1.799cm" svg:height="1.8cm" draw:transform="rotate (1.02311200751908) translate (10.436cm 14.973cm)">
          <draw:image xlink:href="Pictures/1000020100000184000000A7D23E421A24C97953.png" xlink:type="simple" xlink:show="embed" xlink:actuate="onLoad" loext:mime-type="image/png">
            <text:p/>
          </draw:image>
        </draw:frame>
        <draw:line draw:style-name="gr6" draw:text-style-name="P3" draw:layer="measurelines" svg:x1="0.6cm" svg:y1="15.8cm" svg:x2="12.5cm" svg:y2="15.8cm">
          <text:p/>
        </draw:line>
        <draw:frame draw:style-name="gr8" draw:text-style-name="P1" draw:layer="layout" svg:width="7.16cm" svg:height="4.162cm" svg:x="2.618cm" svg:y="11.563cm">
          <draw:image xlink:href="Pictures/10000000000000CB000000767125A9F69D91A30D.jpg" xlink:type="simple" xlink:show="embed" xlink:actuate="onLoad" loext:mime-type="image/jpeg">
            <text:p/>
          </draw:image>
        </draw:frame>
        <draw:custom-shape draw:style-name="gr7" draw:text-style-name="P4" draw:layer="layout" svg:width="3.5cm" svg:height="3.08cm" svg:x="12.375cm" svg:y="12.661cm">
          <text:p/>
          <draw:enhanced-geometry svg:viewBox="0 0 21600 21600" draw:text-areas="0 ?f0 ?f5 ?f2" draw:type="right-arrow" draw:modifiers="9161.95372750643 4949.561830574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line draw:style-name="gr9" draw:text-style-name="P5" draw:layer="layout" svg:x1="2.944cm" svg:y1="13.787cm" svg:x2="7.872cm" svg:y2="13.787cm">
          <text:p/>
        </draw:line>
        <draw:frame draw:style-name="gr10" draw:text-style-name="P6" draw:layer="layout" svg:width="4.685cm" svg:height="1.231cm" svg:x="3.067cm" svg:y="14.029cm">
          <draw:text-box>
            <text:p>[ads1, ads2]</text:p>
          </draw:text-box>
        </draw:frame>
        <draw:frame draw:style-name="gr11" draw:text-style-name="P6" draw:layer="layout" svg:width="5.788cm" svg:height="2.054cm" svg:x="2.974cm" svg:y="12.56cm">
          <draw:text-box>
            <text:p>Loop Choice 1</text:p>
          </draw:text-box>
        </draw:frame>
        <draw:line draw:style-name="gr9" draw:text-style-name="P5" draw:layer="layout" svg:x1="8.611cm" svg:y1="13.787cm" svg:x2="13.539cm" svg:y2="13.787cm">
          <text:p/>
        </draw:line>
        <draw:frame draw:style-name="gr10" draw:text-style-name="P6" draw:layer="layout" svg:width="4.685cm" svg:height="1.231cm" svg:x="8.729cm" svg:y="14.029cm">
          <draw:text-box>
            <text:p><text:span text:style-name="T1">[ads2, </text:span>ads3]</text:p>
          </draw:text-box>
        </draw:frame>
        <draw:frame draw:style-name="gr11" draw:text-style-name="P6" draw:layer="layout" svg:width="5.788cm" svg:height="2.054cm" svg:x="8.646cm" svg:y="12.56cm">
          <draw:text-box>
            <text:p>Loop Choice 2</text:p>
          </draw:text-box>
        </draw:frame>
        <draw:line draw:style-name="gr9" draw:text-style-name="P5" draw:layer="layout" svg:x1="14.033cm" svg:y1="13.787cm" svg:x2="18.961cm" svg:y2="13.787cm">
          <text:p/>
        </draw:line>
        <draw:frame draw:style-name="gr10" draw:text-style-name="P6" draw:layer="layout" svg:width="4.673cm" svg:height="1.231cm" svg:x="14.161cm" svg:y="14.029cm">
          <draw:text-box>
            <text:p>[ads3, ads4]</text:p>
          </draw:text-box>
        </draw:frame>
        <draw:frame draw:style-name="gr11" draw:text-style-name="P6" draw:layer="layout" svg:width="5.788cm" svg:height="2.054cm" svg:x="14.066cm" svg:y="12.56cm">
          <draw:text-box>
            <text:p>Loop Choice 3</text:p>
          </draw:text-box>
        </draw:frame>
      </draw:page>
      <draw:page draw:name="page4" draw:style-name="dp1" draw:master-page-name="Default">
        <draw:frame draw:style-name="gr1" draw:text-style-name="P1" draw:layer="measurelines" svg:width="1.799cm" svg:height="1.8cm" draw:transform="rotate (-2.07781447449925) translate (10.8cm 14.627cm)">
          <draw:image xlink:href="Pictures/1000020100000184000000A7D23E421A24C97953.png" xlink:type="simple" xlink:show="embed" xlink:actuate="onLoad" loext:mime-type="image/png">
            <text:p/>
          </draw:image>
        </draw:frame>
        <draw:frame draw:style-name="gr1" draw:text-style-name="P1" draw:layer="measurelines" svg:width="1.799cm" svg:height="1.8cm" draw:transform="rotate (-2.07781447449925) translate (8.8cm 14.627cm)">
          <draw:image xlink:href="Pictures/1000020100000184000000A7D23E421A24C97953.png" xlink:type="simple" xlink:show="embed" xlink:actuate="onLoad" loext:mime-type="image/png">
            <text:p/>
          </draw:image>
        </draw:frame>
        <draw:frame draw:style-name="gr4" draw:text-style-name="P1" draw:layer="layout" svg:width="1.474cm" svg:height="2.065cm" draw:transform="rotate (1.10706234454) translate (8.768cm 15.206cm)">
          <draw:image xlink:href="Pictures/10000000000000CB000000767125A9F69D91A30D.jpg" xlink:type="simple" xlink:show="embed" xlink:actuate="onLoad" loext:mime-type="image/jpeg">
            <text:p/>
          </draw:image>
        </draw:frame>
        <draw:custom-shape draw:style-name="gr3" draw:text-style-name="P2" draw:layer="layout" svg:width="1.4cm" svg:height="1.2cm" svg:x="7.674cm" svg:y="1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7.16cm" svg:height="4.162cm" svg:x="2.018cm" svg:y="11.563cm">
          <draw:image xlink:href="Pictures/10000000000000CB000000767125A9F69D91A30D.jpg" xlink:type="simple" xlink:show="embed" xlink:actuate="onLoad" loext:mime-type="image/jpeg">
            <text:p/>
          </draw:image>
        </draw:frame>
        <draw:frame draw:style-name="gr12" draw:text-style-name="P1" draw:layer="layout" svg:width="1.527cm" svg:height="2.039cm" draw:transform="rotate (-1.1074114103904) translate (2.791cm 13.793cm)">
          <draw:image xlink:href="Pictures/10000000000000CB000000767125A9F69D91A30D.jpg" xlink:type="simple" xlink:show="embed" xlink:actuate="onLoad" loext:mime-type="image/jpeg">
            <text:p text:style-name="P4"/>
          </draw:image>
        </draw:frame>
        <draw:line draw:style-name="gr6" draw:text-style-name="P3" draw:layer="measurelines" svg:x1="0.5cm" svg:y1="15.8cm" svg:x2="12.4cm" svg:y2="15.8cm">
          <text:p/>
        </draw:line>
        <draw:custom-shape draw:style-name="gr7" draw:text-style-name="P4" draw:layer="layout" svg:width="3.5cm" svg:height="3.08cm" svg:x="12.374cm" svg:y="12.68cm">
          <text:p/>
          <draw:enhanced-geometry svg:viewBox="0 0 21600 21600" draw:text-areas="0 ?f0 ?f5 ?f2" draw:type="right-arrow" draw:modifiers="9161.95372750643 4949.561830574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efault">
        <draw:custom-shape draw:style-name="gr13" draw:text-style-name="P4" draw:layer="layout" svg:width="3.5cm" svg:height="3.08cm" svg:x="6.374cm" svg:y="12.16cm">
          <text:p/>
          <draw:enhanced-geometry svg:viewBox="0 0 21600 21600" draw:text-areas="0 ?f0 ?f5 ?f2" draw:type="right-arrow" draw:modifiers="8686.88946015424 4949.561830574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0.86cm" fo:margin-bottom="11.327cm" fo:margin-left="0.174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3-24T18:38:21.240229279</dc:date>
    <meta:editing-duration>PT5H25M30S</meta:editing-duration>
    <meta:editing-cycles>5</meta:editing-cycles>
    <meta:generator>LibreOffice/6.4.1.2$Linux_X86_64 LibreOffice_project/e1ad903d8acbc5f5b474f1d8ec3defef24b8c46b</meta:generator>
    <meta:document-statistic meta:object-count="34"/>
  </office:meta>
</office:document-meta>
</file>